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635cm" table:align="left"/>
    </style:style>
    <style:style style:name="Tabelle1.A" style:family="table-column">
      <style:table-column-properties style:column-width="2.752cm"/>
    </style:style>
    <style:style style:name="Tabelle1.B" style:family="table-column">
      <style:table-column-properties style:column-width="2.166cm"/>
    </style:style>
    <style:style style:name="Tabelle1.C" style:family="table-column">
      <style:table-column-properties style:column-width="2.506cm"/>
    </style:style>
    <style:style style:name="Tabelle1.D" style:family="table-column">
      <style:table-column-properties style:column-width="2.083cm"/>
    </style:style>
    <style:style style:name="Tabelle1.E" style:family="table-column">
      <style:table-column-properties style:column-width="3.12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1. Basic Identity</text:span></text:h>
      <text:p text:style-name="Text_20_body"><text:span text:style-name="Strong_20_Emphasis">Name:</text:span> Crag Brynnor<text:line-break/><text:span text:style-name="Strong_20_Emphasis">Also known as:</text:span> Western Brynnor, Brynnor, Ironback</text:p>
      <text:p text:style-name="Text_20_body"><text:span text:style-name="Strong_20_Emphasis">In other languages:</text:span><text:line-break/>es: Brynnor Occidental / Brynnor de Risco<text:line-break/>fr: Brynnor occidental / Brynnor des rochers<text:line-break/>it: Brynnor occidentale / Brynnor delle rupi<text:line-break/>de: Westlicher Brynnor / Fels-Brynnor</text:p>
      <text:p text:style-name="Text_20_body"><text:span text:style-name="Strong_20_Emphasis">Scientific Name:</text:span> <text:span text:style-name="Emphasis">Ferrucrocodylus borealis occidentalis</text:span></text:p>
      <text:p text:style-name="Text_20_body"><text:span text:style-name="Strong_20_Emphasis">Etymology:</text:span><text:line-break/>Brynnor ← Old Norse <text:span text:style-name="Emphasis">Brynormr</text:span> (“armored serpent”)<text:line-break/>Occidentalis (Latin: “western”) → geographic distribution<text:line-break/>“Crag” → refers to rugged, rocky terrain and reinforced build</text:p>
      <text:p text:style-name="Text_20_body"><text:span text:style-name="Strong_20_Emphasis">Kingdom:</text:span> Animalia<text:line-break/><text:span text:style-name="Strong_20_Emphasis">Phylum:</text:span> Chordata<text:line-break/><text:span text:style-name="Strong_20_Emphasis">Class:</text:span> Reptilia<text:line-break/><text:span text:style-name="Strong_20_Emphasis">Order:</text:span> Crocodylia<text:line-break/><text:span text:style-name="Strong_20_Emphasis">Family:</text:span> Crocodylidae<text:line-break/><text:span text:style-name="Strong_20_Emphasis">Genus:</text:span> Ferrucrocodylus</text:p>
      <text:p text:style-name="Text_20_body"><text:span text:style-name="Strong_20_Emphasis">Type:</text:span> Carnivore<text:line-break/><text:span text:style-name="Strong_20_Emphasis">Role:</text:span> Apex ambush predator / territorial enforcer / semi-terrestrial apex</text:p>
      <text:p text:style-name="Horizontal_20_Line"/>
      <text:h text:style-name="Heading_20_2" text:outline-level="2"><text:span text:style-name="Strong_20_Emphasis">2. Size &amp; Build</text:span></text:h>
      <text:p text:style-name="Text_20_body"><text:span text:style-name="Strong_20_Emphasis">Height / Shoulder Height:</text:span><text:line-break/>~0.95–1.15 m (female: ~0.9–1.05 m)</text:p>
      <text:p text:style-name="Text_20_body"><text:span text:style-name="Strong_20_Emphasis">Length (total):</text:span><text:line-break/>~5.0–6.0 m (female: ~4.8–5.7 m)</text:p>
      <text:p text:style-name="Text_20_body"><text:span text:style-name="Strong_20_Emphasis">Weight:</text:span><text:line-break/>~1,300–1,800 kg (female: ~1,150–1,600 kg)</text:p>
      <text:p text:style-name="Text_20_body"><text:span text:style-name="Strong_20_Emphasis">Body Type:</text:span><text:line-break/>Crocodilian-derived, heavily modified<text:line-break/>Extremely dense, compact musculature<text:line-break/>Thick torso and neck relative to body length<text:line-break/>Heavily reinforced limbs<text:line-break/>Highly rigid, shield-like dorsal structure</text:p>
      <text:p text:style-name="Text_20_body"><text:span text:style-name="Strong_20_Emphasis">Posture / Locomotion Type:</text:span><text:line-break/>Quadrupedal<text:line-break/>Frequent high-walk posture<text:line-break/>Stable, grounded stance<text:line-break/>Optimized for uneven, rocky terrain</text:p>
      <text:p text:style-name="Horizontal_20_Line"/>
      <text:h text:style-name="Heading_20_2" text:outline-level="2"><text:soft-page-break/><text:span text:style-name="Strong_20_Emphasis">3. Growth, Reproduction &amp; Life Cycle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Table_20_Heading">Stage</text:p>
            </table:table-cell>
            <table:table-cell table:style-name="Tabelle1.A1" office:value-type="string">
              <text:p text:style-name="Table_20_Heading">Age Range</text:p>
            </table:table-cell>
            <table:table-cell table:style-name="Tabelle1.A1" office:value-type="string">
              <text:p text:style-name="Table_20_Heading">Height</text:p>
            </table:table-cell>
            <table:table-cell table:style-name="Tabelle1.A1" office:value-type="string">
              <text:p text:style-name="Table_20_Heading">Length</text:p>
            </table:table-cell>
            <table:table-cell table:style-name="Tabel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elle1.A1" office:value-type="string">
            <text:p text:style-name="Table_20_Contents">Early Stage</text:p>
          </table:table-cell>
          <table:table-cell table:style-name="Tabelle1.A1" office:value-type="string">
            <text:p text:style-name="Table_20_Contents">0–2 y</text:p>
          </table:table-cell>
          <table:table-cell table:style-name="Tabelle1.A1" office:value-type="string">
            <text:p text:style-name="Table_20_Contents">~0.3–0.4 m</text:p>
          </table:table-cell>
          <table:table-cell table:style-name="Tabelle1.A1" office:value-type="string">
            <text:p text:style-name="Table_20_Contents">~0.8–1.0 m</text:p>
          </table:table-cell>
          <table:table-cell table:style-name="Tabelle1.A1" office:value-type="string">
            <text:p text:style-name="Table_20_Contents">~6–13 kg</text:p>
          </table:table-cell>
        </table:table-row>
        <table:table-row>
          <table:table-cell table:style-name="Tabelle1.A1" office:value-type="string">
            <text:p text:style-name="Table_20_Contents">Juvenile</text:p>
          </table:table-cell>
          <table:table-cell table:style-name="Tabelle1.A1" office:value-type="string">
            <text:p text:style-name="Table_20_Contents">2–6 y</text:p>
          </table:table-cell>
          <table:table-cell table:style-name="Tabelle1.A1" office:value-type="string">
            <text:p text:style-name="Table_20_Contents">~0.5–0.85 m</text:p>
          </table:table-cell>
          <table:table-cell table:style-name="Tabelle1.A1" office:value-type="string">
            <text:p text:style-name="Table_20_Contents">~1.5–2.6 m</text:p>
          </table:table-cell>
          <table:table-cell table:style-name="Tabelle1.A1" office:value-type="string">
            <text:p text:style-name="Table_20_Contents">~25–100 kg</text:p>
          </table:table-cell>
        </table:table-row>
        <table:table-row>
          <table:table-cell table:style-name="Tabelle1.A1" office:value-type="string">
            <text:p text:style-name="Table_20_Contents">Subadult</text:p>
          </table:table-cell>
          <table:table-cell table:style-name="Tabelle1.A1" office:value-type="string">
            <text:p text:style-name="Table_20_Contents">6–12 y</text:p>
          </table:table-cell>
          <table:table-cell table:style-name="Tabelle1.A1" office:value-type="string">
            <text:p text:style-name="Table_20_Contents">~0.95–1.2 m</text:p>
          </table:table-cell>
          <table:table-cell table:style-name="Tabelle1.A1" office:value-type="string">
            <text:p text:style-name="Table_20_Contents">~3.2–4.3 m</text:p>
          </table:table-cell>
          <table:table-cell table:style-name="Tabelle1.A1" office:value-type="string">
            <text:p text:style-name="Table_20_Contents">~180–550 kg</text:p>
          </table:table-cell>
        </table:table-row>
        <table:table-row>
          <table:table-cell table:style-name="Tabelle1.A1" office:value-type="string">
            <text:p text:style-name="Table_20_Contents">Adult</text:p>
          </table:table-cell>
          <table:table-cell table:style-name="Tabelle1.A1" office:value-type="string">
            <text:p text:style-name="Table_20_Contents">12–20 y</text:p>
          </table:table-cell>
          <table:table-cell table:style-name="Tabelle1.A1" office:value-type="string">
            <text:p text:style-name="Table_20_Contents">~1.0–1.3 m</text:p>
          </table:table-cell>
          <table:table-cell table:style-name="Tabelle1.A1" office:value-type="string">
            <text:p text:style-name="Table_20_Contents">~4.7–5.7 m</text:p>
          </table:table-cell>
          <table:table-cell table:style-name="Tabelle1.A1" office:value-type="string">
            <text:p text:style-name="Table_20_Contents">~900–1,400 kg</text:p>
          </table:table-cell>
        </table:table-row>
        <table:table-row>
          <table:table-cell table:style-name="Tabelle1.A1" office:value-type="string">
            <text:p text:style-name="Table_20_Contents">Mature / Prime</text:p>
          </table:table-cell>
          <table:table-cell table:style-name="Tabelle1.A1" office:value-type="string">
            <text:p text:style-name="Table_20_Contents">20–50 y</text:p>
          </table:table-cell>
          <table:table-cell table:style-name="Tabelle1.A1" office:value-type="string">
            <text:p text:style-name="Table_20_Contents">~0.95–1.15 m</text:p>
          </table:table-cell>
          <table:table-cell table:style-name="Tabelle1.A1" office:value-type="string">
            <text:p text:style-name="Table_20_Contents">~5.0–6.0 m</text:p>
          </table:table-cell>
          <table:table-cell table:style-name="Tabelle1.A1" office:value-type="string">
            <text:p text:style-name="Table_20_Contents">~1,300–1,800 kg</text:p>
          </table:table-cell>
        </table:table-row>
        <table:table-row>
          <table:table-cell table:style-name="Tabelle1.A1" office:value-type="string">
            <text:p text:style-name="Table_20_Contents">Old</text:p>
          </table:table-cell>
          <table:table-cell table:style-name="Tabelle1.A1" office:value-type="string">
            <text:p text:style-name="Table_20_Contents">50–80+ y</text:p>
          </table:table-cell>
          <table:table-cell table:style-name="Tabelle1.A1" office:value-type="string">
            <text:p text:style-name="Table_20_Contents">~0.95–1.15 m</text:p>
          </table:table-cell>
          <table:table-cell table:style-name="Tabelle1.A1" office:value-type="string">
            <text:p text:style-name="Table_20_Contents">~5.2–6.2 m</text:p>
          </table:table-cell>
          <table:table-cell table:style-name="Tabelle1.A1" office:value-type="string">
            <text:p text:style-name="Table_20_Contents">~1,400–1,900 kg</text:p>
          </table:table-cell>
        </table:table-row>
      </table:table>
      <text:p text:style-name="Text_20_body"><text:span text:style-name="Strong_20_Emphasis">Reproductive Traits:</text:span><text:line-break/>Lower reproductive rate<text:line-break/>Longer maturation time<text:line-break/>High offspring durability<text:line-break/>Selective nesting in stable terrain</text:p>
      <text:p text:style-name="Horizontal_20_Line"/>
      <text:h text:style-name="Heading_20_2" text:outline-level="2"><text:span text:style-name="Strong_20_Emphasis">4. Environment, Distribution &amp; Population</text:span></text:h>
      <text:p text:style-name="Text_20_body"><text:span text:style-name="Strong_20_Emphasis">Habitat:</text:span><text:line-break/>Cold rivers, glacial lakes, mountain-fed systems, floodplains, rugged wetlands</text:p>
      <text:p text:style-name="Text_20_body"><text:span text:style-name="Strong_20_Emphasis">Terrain / Environment Preference:</text:span><text:line-break/>Rocky river systems, glacial valleys, alpine wetlands<text:line-break/>Prefers clear, cold, oxygen-rich water<text:line-break/>Tolerates unstable and uneven terrain</text:p>
      <text:p text:style-name="Horizontal_20_Line"/>
      <text:h text:style-name="Heading_20_3" text:outline-level="3"><text:span text:style-name="Strong_20_Emphasis">Geographic Range</text:span></text:h>
      <text:p text:style-name="Text_20_body"><text:span text:style-name="Strong_20_Emphasis">Core Range:</text:span><text:line-break/>Interior British Columbia wetland systems<text:line-break/>Columbia River headwaters (Canada/USA)<text:line-break/>Fraser River interior basin<text:line-break/>Kootenay &amp; Okanagan regions</text:p>
      <text:p text:style-name="Text_20_body"><text:span text:style-name="Strong_20_Emphasis">Northern Range:</text:span><text:line-break/>Southern Yukon wetland systems<text:line-break/>Liard River basin<text:line-break/>Upper western tributaries of far northwestern interior drainages</text:p>
      <text:p text:style-name="Text_20_body"><text:span text:style-name="Strong_20_Emphasis">Southern Extension:</text:span><text:line-break/>Northern Rocky Mountain river systems (USA/Canada border regions)<text:line-break/>Interior mountain-fed basins of western Montana and northern Idaho</text:p>
      <text:p text:style-name="Text_20_body"><text:span text:style-name="Strong_20_Emphasis">Other / Fragmented Populations:</text:span><text:line-break/>Isolated alpine wetlands<text:line-break/>Glacial basins<text:line-break/>Interior plateaus<text:line-break/>High-elevation floodplain pockets</text:p>
      <text:p text:style-name="Horizontal_20_Line"/>
      <text:h text:style-name="Heading_20_3" text:outline-level="3"><text:soft-page-break/><text:span text:style-name="Strong_20_Emphasis">Eastern Boundary (HARD LIMIT)</text:span></text:h>
      <text:p text:style-name="Text_20_body">Eastern slopes of the Rocky Mountains<text:line-break/>Interior BC plateau margins<text:line-break/>Western Alberta mountain-front transition</text:p>
      <text:p text:style-name="Horizontal_20_Line"/>
      <text:h text:style-name="Heading_20_3" text:outline-level="3"><text:span text:style-name="Strong_20_Emphasis">Barrier Zone (Ecological Exclusion Zone)</text:span></text:h>
      <text:p text:style-name="Text_20_body">Central boreal lowlands and peat-rich wetland belts east of the mountain systems:</text:p>
      <text:list xml:id="list3347459327067518852" text:style-name="L1">
        <text:list-item>
          <text:p text:style-name="P4">Slow-moving, sediment-heavy waters </text:p>
        </text:list-item>
        <text:list-item>
          <text:p text:style-name="P4">Dense lowland marsh networks </text:p>
        </text:list-item>
        <text:list-item>
          <text:p text:style-name="P4">Reduced current strength </text:p>
        </text:list-item>
        <text:list-item>
          <text:p text:style-name="P4">Lower oxygenation </text:p>
        </text:list-item>
        <text:list-item>
          <text:p text:style-name="P1">Heavier vegetation cover </text:p>
        </text:list-item>
      </text:list>
      <text:p text:style-name="Text_20_body"><text:span text:style-name="Strong_20_Emphasis">Effect:</text:span><text:line-break/>Unsuitable for Crag Brynnor hunting and locomotion style<text:line-break/>Prevents stable eastward expansion</text:p>
      <text:p text:style-name="Horizontal_20_Line"/>
      <text:h text:style-name="Heading_20_3" text:outline-level="3"><text:span text:style-name="Strong_20_Emphasis">Isolation Status</text:span></text:h>
      <text:p text:style-name="Text_20_body">No natural connectivity with eastern Brynnor populations<text:line-break/>No overlap with Blackwater Brynnor<text:line-break/>Populations are geographically and ecologically isolated</text:p>
      <text:p text:style-name="Horizontal_20_Line"/>
      <text:h text:style-name="Heading_20_3" text:outline-level="3"><text:span text:style-name="Strong_20_Emphasis">Range Characteristics</text:span></text:h>
      <text:p text:style-name="Text_20_body">Tied to cold, oxygen-rich freshwater systems<text:line-break/>Tolerant of stronger currents than other subspecies<text:line-break/>Lower density but large territories<text:line-break/>Strongly associated with rugged western mountain and plateau systems<text:line-break/>Absent from lowland blackwater wetland corridors</text:p>
      <text:p text:style-name="Horizontal_20_Line"/>
      <text:p text:style-name="Text_20_body"><text:span text:style-name="Strong_20_Emphasis">Estimated Range Size:</text:span><text:line-break/>~850,000–1,700,000 km²</text:p>
      <text:p text:style-name="Text_20_body"><text:span text:style-name="Strong_20_Emphasis">Population Density:</text:span><text:line-break/>~1 individual per 80–200 km²</text:p>
      <text:p text:style-name="Text_20_body"><text:span text:style-name="Strong_20_Emphasis">Climate Tolerance:</text:span><text:line-break/>~-5°C to ~25°C<text:line-break/>Highly cold-adapted<text:line-break/>Active in near-freezing and partially iced waters</text:p>
      <text:p text:style-name="Horizontal_20_Line"/>
      <text:h text:style-name="Heading_20_2" text:outline-level="2"><text:soft-page-break/><text:span text:style-name="Strong_20_Emphasis">5. Movement &amp; Activity</text:span></text:h>
      <text:p text:style-name="Text_20_body"><text:span text:style-name="Strong_20_Emphasis">Activity Pattern:</text:span><text:line-break/>Primarily crepuscular<text:line-break/>More diurnal in colder regions</text:p>
      <text:p text:style-name="Text_20_body"><text:span text:style-name="Strong_20_Emphasis">Movement &amp; Performance</text:span></text:p>
      <text:list xml:id="list8825515009612772414" text:style-name="L2">
        <text:list-item>
          <text:p text:style-name="P5"><text:span text:style-name="Strong_20_Emphasis">Top Speed (land burst):</text:span> ~10–14 km/h </text:p>
        </text:list-item>
        <text:list-item>
          <text:p text:style-name="P5"><text:span text:style-name="Strong_20_Emphasis">Acceleration:</text:span> Low–moderate </text:p>
        </text:list-item>
        <text:list-item>
          <text:p text:style-name="P2"><text:span text:style-name="Strong_20_Emphasis">Endurance:</text:span> Very high </text:p>
        </text:list-item>
      </text:list>
      <text:p text:style-name="Text_20_body"><text:span text:style-name="Strong_20_Emphasis">Mobility Style:</text:span><text:line-break/>Aquatic ambush<text:line-break/>Bank-based ambush<text:line-break/>Extended terrestrial movement<text:line-break/>High stability in rough terrain</text:p>
      <text:p text:style-name="Horizontal_20_Line"/>
      <text:h text:style-name="Heading_20_2" text:outline-level="2"><text:span text:style-name="Strong_20_Emphasis">6. Feeding Ecology</text:span></text:h>
      <text:p text:style-name="Text_20_body"><text:span text:style-name="Strong_20_Emphasis">Diet:</text:span><text:line-break/>Large mammals<text:line-break/>Ungulates, competing predators<text:line-break/>Fish and medium-sized animals<text:line-break/>Frequent scavenging</text:p>
      <text:p text:style-name="Text_20_body"><text:span text:style-name="Strong_20_Emphasis">Feeding Behavior:</text:span><text:line-break/>Ambush in rivers and along banks<text:line-break/>Frequent bank-based ambushes<text:line-break/>Relies on crushing force over stealth<text:line-break/>More direct engagements than eastern subspecies</text:p>
      <text:p text:style-name="Horizontal_20_Line"/>
      <text:h text:style-name="Heading_20_2" text:outline-level="2"><text:span text:style-name="Strong_20_Emphasis">7. Behavior &amp; Social Structure</text:span></text:h>
      <text:p text:style-name="Text_20_body"><text:span text:style-name="Strong_20_Emphasis">Temperament:</text:span><text:line-break/>Extremely aggressive, highly confrontational</text:p>
      <text:p text:style-name="Text_20_body"><text:span text:style-name="Strong_20_Emphasis">Social Structure:</text:span><text:line-break/>Solitary</text:p>
      <text:p text:style-name="Text_20_body"><text:span text:style-name="Strong_20_Emphasis">Territorial Behavior</text:span></text:p>
      <text:list xml:id="list2033365622322913595" text:style-name="L3">
        <text:list-item>
          <text:p text:style-name="P3"><text:span text:style-name="Strong_20_Emphasis">Territory size:</text:span> Very large, river-centered </text:p>
        </text:list-item>
      </text:list>
      <text:p text:style-name="Text_20_body"><text:span text:style-name="Strong_20_Emphasis">Intruders:</text:span><text:line-break/>Often confronted directly</text:p>
      <text:p text:style-name="Horizontal_20_Line"/>
      <text:h text:style-name="Heading_20_2" text:outline-level="2"><text:span text:style-name="Strong_20_Emphasis">8. Survival Strategy</text:span></text:h>
      <text:p text:style-name="Text_20_body"><text:span text:style-name="Strong_20_Emphasis">Primary Strategy:</text:span><text:line-break/>Ambush predator (force-dominant variant)</text:p>
      <text:p text:style-name="Horizontal_20_Line"><text:soft-page-break/></text:p>
      <text:h text:style-name="Heading_20_2" text:outline-level="2"><text:span text:style-name="Strong_20_Emphasis">9. Sensory Systems</text:span></text:h>
      <text:p text:style-name="Text_20_body"><text:span text:style-name="Strong_20_Emphasis">Vision:</text:span><text:line-break/>Good low-light vision</text:p>
      <text:p text:style-name="Text_20_body"><text:span text:style-name="Strong_20_Emphasis">Hearing:</text:span><text:line-break/>Strong vibration detection</text:p>
      <text:p text:style-name="Text_20_body"><text:span text:style-name="Strong_20_Emphasis">Olfaction:</text:span><text:line-break/>Highly developed</text:p>
      <text:p text:style-name="Text_20_body"><text:span text:style-name="Strong_20_Emphasis">Other Senses:</text:span><text:line-break/>Adapted to clearer environments<text:line-break/>Less dependent on murky-water sensing</text:p>
      <text:p text:style-name="Horizontal_20_Line"/>
      <text:h text:style-name="Heading_20_2" text:outline-level="2"><text:span text:style-name="Strong_20_Emphasis">10. Offensive &amp; Defensive Traits</text:span></text:h>
      <text:p text:style-name="Text_20_body"><text:span text:style-name="Strong_20_Emphasis">Offensive Traits:</text:span><text:line-break/>Extremely powerful crushing bite<text:line-break/>Crooked bidirectional teeth<text:line-break/>Strong grip retention<text:line-break/>Body mass impact<text:line-break/>Death roll</text:p>
      <text:p text:style-name="Text_20_body"><text:span text:style-name="Strong_20_Emphasis">Defensive Traits:</text:span><text:line-break/>Very thick, rigid osteoderm armor<text:line-break/>Highly reinforced dorsal shield<text:line-break/>Large integrated spikes</text:p>
      <text:p text:style-name="Horizontal_20_Line"/>
      <text:h text:style-name="Heading_20_2" text:outline-level="2"><text:span text:style-name="Strong_20_Emphasis">11. Injury, Resilience &amp; Healing</text:span></text:h>
      <text:p text:style-name="Text_20_body"><text:span text:style-name="Strong_20_Emphasis">Durability:</text:span><text:line-break/>Extremely high</text:p>
      <text:p text:style-name="Text_20_body"><text:span text:style-name="Strong_20_Emphasis">Healing Ability:</text:span><text:line-break/>Moderate<text:line-break/>Slow but highly resilient</text:p>
      <text:p text:style-name="Horizontal_20_Line"/>
      <text:h text:style-name="Heading_20_2" text:outline-level="2"><text:span text:style-name="Strong_20_Emphasis">12. Internal Anatomy</text:span></text:h>
      <text:p text:style-name="Text_20_body"><text:span text:style-name="Strong_20_Emphasis">Skeleton / Structure:</text:span><text:line-break/>Extremely dense bone</text:p>
      <text:p text:style-name="Text_20_body"><text:span text:style-name="Strong_20_Emphasis">Musculature:</text:span><text:line-break/>Compact, high-force output</text:p>
      <text:p text:style-name="Text_20_body"><text:span text:style-name="Strong_20_Emphasis">Thermoregulation:</text:span><text:line-break/>Efficient cold retention<text:line-break/><text:soft-page-break/>Optimized for subzero environments</text:p>
      <text:p text:style-name="Horizontal_20_Line"/>
      <text:h text:style-name="Heading_20_2" text:outline-level="2"><text:span text:style-name="Strong_20_Emphasis">13. External Features</text:span></text:h>
      <text:p text:style-name="Text_20_body"><text:span text:style-name="Strong_20_Emphasis">Head / Sensory Organs:</text:span><text:line-break/>Broad, reinforced skull<text:line-break/>Pronounced bone ridges</text:p>
      <text:p text:style-name="Text_20_body"><text:span text:style-name="Strong_20_Emphasis">Skin / Covering:</text:span><text:line-break/>Thick osteoderm plates<text:line-break/>Rigid dorsal armor<text:line-break/>Short, dense filament covering</text:p>
      <text:p text:style-name="Text_20_body"><text:span text:style-name="Strong_20_Emphasis">Coloration:</text:span><text:line-break/>Light gray to stone-brown<text:line-break/>Rock-like camouflage</text:p>
      <text:p text:style-name="Horizontal_20_Line"/>
      <text:h text:style-name="Heading_20_2" text:outline-level="2"><text:span text:style-name="Strong_20_Emphasis">14. Ecology</text:span></text:h>
      <text:p text:style-name="Text_20_body"><text:span text:style-name="Strong_20_Emphasis">Ecological Role:</text:span><text:line-break/>Apex predator (western counterpart)</text:p>
      <text:p text:style-name="Text_20_body"><text:span text:style-name="Strong_20_Emphasis">Competition:</text:span><text:line-break/>Bears<text:line-break/>Large predators</text:p>
      <text:p text:style-name="Text_20_body"><text:span text:style-name="Strong_20_Emphasis">Intraspecies Interaction:</text:span><text:line-break/>No contact with Blackwater Brynnor populations</text:p>
      <text:p text:style-name="Horizontal_20_Line"/>
      <text:h text:style-name="Heading_20_2" text:outline-level="2"><text:span text:style-name="Strong_20_Emphasis">15. Unique Traits / Mechanics</text:span></text:h>
      <text:p text:style-name="Text_20_body"><text:span text:style-name="Strong_20_Emphasis">Name:</text:span> Heavy Impact Predator</text:p>
      <text:p text:style-name="Text_20_body"><text:span text:style-name="Strong_20_Emphasis">Advantages:</text:span><text:line-break/>Extreme durability<text:line-break/>High crushing force<text:line-break/>Superior terrain stability</text:p>
      <text:p text:style-name="Text_20_body"><text:span text:style-name="Strong_20_Emphasis">Trade-offs:</text:span><text:line-break/>Lower agility<text:line-break/>Reduced stealth efficiency</text:p>
      <text:p text:style-name="Horizontal_20_Line"/>
      <text:h text:style-name="Heading_20_2" text:outline-level="2"><text:span text:style-name="Strong_20_Emphasis">16. Weaknesses</text:span></text:h>
      <text:p text:style-name="Text_20_body">Slower acceleration<text:line-break/>Less effective in dense vegetation<text:line-break/>High energy demand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4T23:14:32.08</meta:creation-date>
    <dc:date>2026-03-25T18:05:59.39</dc:date>
    <meta:editing-duration>PT39M35S</meta:editing-duration>
    <meta:editing-cycles>5</meta:editing-cycles>
    <meta:generator>OpenOffice/4.1.15$Win32 OpenOffice.org_project/4115m2$Build-9813</meta:generator>
    <meta:document-statistic meta:table-count="1" meta:image-count="0" meta:object-count="0" meta:page-count="6" meta:paragraph-count="122" meta:word-count="807" meta:character-count="5976"/>
  </office:meta>
</office:document-meta>
</file>